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4.00pt" fo:font-weight="bold" fo:font-family="Calibri" style:font-family-asian="Calibri" style:font-family-complex="Calibri" fo:background-color="transparent" style:use-window-font-color="true"/>
    </style:style>
    <style:style style:name="T66" style:family="text">
      <style:text-properties fo:font-size="14.00pt" fo:font-weight="normal"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4.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10.00pt"/>
    </style:style>
    <style:style style:name="P3" style:family="paragraph">
      <style:paragraph-properties fo:line-height="115.00%" fo:text-align="left"/>
    </style:style>
    <style:style style:name="P4" style:family="paragraph">
      <style:paragraph-properties fo:line-height="115.00%" fo:text-align="left" fo:margin-bottom="10.00pt"/>
    </style:style>
    <style:style style:name="P5" style:family="paragraph">
      <style:paragraph-properties fo:line-height="115.00%" fo:text-align="left"/>
    </style:style>
    <style:style style:name="P6" style:family="paragraph">
      <style:paragraph-properties fo:line-height="115.00%" fo:text-align="left" fo:margin-bottom="10.00pt"/>
    </style:style>
  </office:automatic-styles>
  <office:body>
    <office:text>
      <text:p text:style-name="P1"><text:span text:style-name="T1">2</text:span><text:span text:style-name="T2">η Σειρά Ασκήσεων</text:span></text:p>
      <text:p text:style-name="P1"><text:span text:style-name="T2">Διογένη Τσολάκου 3170164</text:span></text:p>
      <text:p text:style-name="P1"><text:span text:style-name="T2">Εμμανουήλ Σκανδάλης 3170144</text:span></text:p>
      <text:p text:style-name="P1"><text:span text:style-name="T3"/></text:p>
      <text:p text:style-name="P1"><text:span text:style-name="T3"/></text:p>
      <text:p text:style-name="P2"><text:span text:style-name="T4">Άσκηση 1</text:span><text:span text:style-name="T5"/></text:p>
      <text:p text:style-name="P2"><text:span text:style-name="T5">Περιγραφικές προτάσεις :</text:span><text:span text:style-name="T6"/></text:p>
      <text:p text:style-name="P3"><text:span text:style-name="T7">1. &lt;&lt;</text:span><text:span text:style-name="T8">Η εφαρμογή θα διευκολύνει τους ιδιοκτήτες ακινήτων να ανακοινώνουν τα ακίνητα που διαθέτουν προς πώληση ή ενοικίαση.&gt;&gt;</text:span></text:p>
      <text:p text:style-name="P3"><text:span text:style-name="T9">2. &lt;&lt;</text:span><text:span text:style-name="T10">Ο διαχειριστής της εφαρμογής καταχωρεί το σύνολο</text:span><text:span text:style-name="T11"><text:s/></text:span><text:span text:style-name="T12">των πόλεων του δικτύου της</text:span><text:span text:style-name="T13"><text:s/></text:span><text:span text:style-name="T14">εταιρείας, τους κωδικούς και τις διευθύνσεις των</text:span><text:span text:style-name="T15"><text:s/></text:span><text:span text:style-name="T16">καταστημάτων, καθώς επίσης και το</text:span><text:span text:style-name="T17"><text:s/></text:span><text:span text:style-name="T18">προσωπικό κάθε υποκαταστήματος. Για κάθε</text:span><text:span text:style-name="T19"><text:s/></text:span><text:span text:style-name="T20">υπάλληλο καταχωρούνται το</text:span><text:span text:style-name="T21"><text:s/></text:span><text:span text:style-name="T22">ονοματεπώνυμό του, η ειδικότητά του (π.χ. γραμματέας,</text:span><text:span text:style-name="T23"><text:s/></text:span><text:span text:style-name="T24">εκτιμητής αξίας ακινήτων κ.λπ.), η διεύθυνση e-mail και ένα τηλέφωνο επικοινωνίας.<text:s/></text:span><text:span text:style-name="T25">&gt;&gt;</text:span></text:p>
      <text:p text:style-name="P3"><text:span text:style-name="T25">3. &lt;&lt;</text:span><text:span text:style-name="T26">Για τα παραπάνω είδη ακινήτων, εκτός των οικοπέδων, ο ιδιοκτήτης πρέπει να καταγράψει το έτος κατασκευής και τον συνολικό αριθμό των δωματίων του ακινήτου. Στην περίπτωση διαμερίσματος πρέπει να καταγραφεί ο αριθμός του ορόφου στον οποίο βρίσκεται το διαμέρισμα, ενώ σε περιπτώσεις κτιρίων και μονοκατοικιών πρέπει να καταγραφεί ο συνολικός αριθμός των</text:span></text:p>
      <text:p text:style-name="P3"><text:span text:style-name="T26">ορόφων που διαθέτουν.&gt;&gt;</text:span></text:p>
      <text:p text:style-name="P3"><text:span text:style-name="T27">4. &lt;&lt;<text:s/></text:span><text:span text:style-name="T28">Στο σημείο αυτό αξίζει να σημειωθεί ότι κάθε αίτηση αφορά μόνο ένα ακίνητο.&gt;&gt;</text:span></text:p>
      <text:p text:style-name="P3"><text:span text:style-name="T29">5. &lt;&lt;</text:span><text:span text:style-name="T30">Κατά τη διαδικασία της καταχώρησης η εφαρμογή αποδίδει στην αίτηση έναν μοναδικό κωδικό τον οποίο αποστέλλει με email στον ιδιοκτήτη συμπεριλαμβανομένων και των υπόλοιπων στοιχείων της αίτησης. Ταυτόχρονα, λαμβάνοντας υπόψη την διεύθυνση του ακινήτου γνωστοποιεί την αίτηση στο προσωπικό του πλησιέστερου γραφείου.&gt;&gt;</text:span></text:p>
      <text:p text:style-name="P3"><text:span text:style-name="T31">6. &lt;&lt;</text:span><text:span text:style-name="T32">Σε περίπτωση που η αίτηση αφορά πώληση ένας νομικός σύμβουλος του γραφείου αναλαμβάνει να ελέγξει την νομιμότητα του ακινήτου βάσει του ισχύοντος νομικού πλαισίου. Με το πέρας της ελεγκτικής διαδικασίας ο νομικός σύμβουλος καταχωρεί στο σύστημα μια σύντομη αναφορά με τα αποτελέσματα του ελέγχου.&gt;&gt;</text:span></text:p>
      <text:p text:style-name="P3"><text:span text:style-name="T33">7. &lt;&lt;</text:span><text:span text:style-name="T34">Αν από τον έλεγχο προκύψει ότι υπάρχουν ζητήματα σχετικά με την νομιμότητα του ακινήτου η αίτηση του ιδιοκτήτη απορρίπτεται, και ο ιδιοκτήτης ειδοποιείται μέσω ηλεκτρονικού μηνύματος για τους λόγους της απόρριψης.&gt;&gt;</text:span></text:p>
      <text:p text:style-name="P3"><text:span text:style-name="T35">8. &lt;&lt;</text:span><text:span text:style-name="T36">Εφόσον η αίτηση εγκριθεί, τα στοιχεία του ακινήτου είναι διαθέσιμα προς αναζήτηση από τους υποψήφιους ενδιαφερόμενους.&gt;&gt;</text:span></text:p>
      <text:p text:style-name="P3"><text:span text:style-name="T37">9. &lt;&lt;</text:span><text:span text:style-name="T38">Για την επιτυχή υποβολή της αίτησης ο ενδιαφερόμενος θα πρέπει να συμφωνήσει με τους όρους που διέπουν την διαδικασία αγοράς ή ενοικίασης. Η εφαρμογή αποδίδει έναν μοναδικό κωδικό στην αίτηση, τον οποίο αποστέλλει μέσω μηνύματος (email) στον ενδιαφερόμενο, μαζί με τα υπόλοιπα στοιχεία της αίτησης. Στη συνέχεια ένας αρμόδιος υπάλληλος του γραφείου επικοινωνεί με τον αγοραστή ώστε να συμφωνήσουν την ημέρα και την ώρα την οποία θα επισκεφθούν το ακίνητο.&gt;&gt;</text:span></text:p>
      <text:p text:style-name="P3"><text:span text:style-name="T39">10. &lt;&lt;</text:span><text:span text:style-name="T40">Την πρώτη φορά που υποβάλλει αίτηση ένας ενδιαφερόμενος τα στοιχεία του καταγράφονται στην βάση δεδομένων της εφαρμογής&gt;&gt;</text:span></text:p>
      <text:p text:style-name="P3"><text:span text:style-name="T41">11. &lt;&lt;</text:span><text:span text:style-name="T42">Κάθε φορά που πραγματοποιείται μία αγοραπωλησία ή ενοικίαση ενός ακινήτου οι αντίστοιχες αιτήσεις χαρακτηρίζονται ως ολοκληρωμένες, και τα στοιχεία του ακινήτου δεν είναι διαθέσιμα προς αναζήτηση.&gt;&gt;</text:span></text:p>
      <text:p text:style-name="P3"><text:span text:style-name="T43">12. &lt;&lt;</text:span><text:span text:style-name="T44">Τέλος η εφαρμογή παράγει στατιστικές αναφορές σχετικά με α) τον αριθμό των διεκπεραιωμένων αιτήσεων ανά γραφείο και τύπο (αγοραπωλησία ή ενοικίαση) για συγκεκριμένο χρονικό διάστημα β) τον αριθμό των διεκπεραιωμένων αιτήσεων ανά<text:s text:c="2"/>πόλη και είδος ακινήτου για συγκεκριμένο χρονικό διάστημα.&gt;&gt;</text:span></text:p>
      <text:p text:style-name="P3"><text:span text:style-name="T45"/></text:p>
      <text:p text:style-name="P4"><text:span text:style-name="T46">Ρυθμιστικές προτάσεις :</text:span><text:span text:style-name="T47"/></text:p>
      <text:p text:style-name="P5"><text:span text:style-name="T48">1. &lt;&lt;</text:span><text:span text:style-name="T49">Επιπλέον θα επιτρέπει σε δυνητικούς πελάτες (αγοραστές ή ενοικιαστές ) να αναζητούν τα ακίνητα τα οποία επιθυμούν να αγοράσουν ή να ενοικιάσουν.&gt;&gt;</text:span></text:p>
      <text:p text:style-name="P5"><text:span text:style-name="T50">2. &lt;&lt;</text:span><text:span text:style-name="T51">Κάθε ιδιοκτήτης θα έχει τη δυνατότητα καταχώρισης αιτήσεων διάθεσης ακινήτων (προς πώληση η ενοικίαση) μετά την επιτυχή του ταυτοποίηση από την εφαρμογή.&gt;&gt;</text:span></text:p>
      <text:p text:style-name="P5"><text:span text:style-name="T52">3. &lt;&lt;</text:span><text:span text:style-name="T53">Ο ιδιοκτήτης έχει την δυνατότητα να αποδώσει στο ακίνητο ορισμένα χαρακτηριστικά τα οποία μπορεί να επιλέξει από μία προκαθορισμένη λίστα (π.χ. διαθέσιμο παρκινγκ, διαμπερές, φωτεινό, θέα, γωνιακό κ.λπ.).&gt;&gt;</text:span></text:p>
      <text:p text:style-name="P5"><text:span text:style-name="T53">4</text:span><text:span text:style-name="T54">. &lt;&lt;</text:span><text:span text:style-name="T55">Η εφαρμογή παρέχει τη δυνατότητα στους υποψήφιους αγοραστές ή ενοικιαστές να αναζητούν ακίνητα με διάφορα κριτήρια (π.χ. περιοχή, είδος ακινήτου, μέγεθος, τιμή, ειδικά χαρακτηριστικά κ.λπ.) και να βλέπουν όλες τις διαθέσιμες πληροφορίες. Οι ενδιαφερόμενοι μπορούν να επιλέγουν, να αποθηκεύουν και να συγκρίνουν τα στοιχεία των ακινήτων.&gt;&gt;</text:span></text:p>
      <text:p text:style-name="P5"><text:span text:style-name="T55">5</text:span><text:span text:style-name="T56">. &lt;&lt;</text:span><text:span text:style-name="T57">Από την στιγμή που ένας χρήστης ενδιαφερθεί για ένα συγκεκριμένο ακίνητο, η εφαρμογή του δίνει την δυνατότητα να υποβάλλει αίτηση ενδιαφέροντος στην οποία θα πρέπει να αναγράφονται το ονοματεπώνυμό του, η διεύθυνση του ηλεκτρονικού του ταχυδρομείου, ένα τηλέφωνο επικοινωνίας καθώς επίσης και τυχόν σχόλια.&gt;&gt;</text:span></text:p>
      <text:p text:style-name="P5"><text:span text:style-name="T57">6</text:span><text:span text:style-name="T58">. &lt;&lt;</text:span><text:span text:style-name="T59">Σε κάθε επόμενη αίτηση να υπάρχει δυνατότητα ανάκτησης με βάση την ηλεκτρονική διεύθυνση (e-mail) και να μην απαιτείται επαναπληκτρολόγησή τους.&gt;&gt;</text:span></text:p>
      <text:p text:style-name="P5"><text:span text:style-name="T59">7</text:span><text:span text:style-name="T60">. &lt;&lt;</text:span><text:span text:style-name="T61">Ανά πάσα χρονική στιγμή οι ενδιαφερόμενοι αγοραστές/ενοικιαστές μπορούν να αποσύρουν το ενδιαφέρον τους για κάποιο ακίνητο. Σε αυτή την περίπτωση θα πρέπει να προσπελάσουν τα στοιχεία της αντίστοιχης αίτησης (χρησιμοποιώντας τον κωδικό της) και να αλλάξουν την κατάστασή της σε ανενεργή. Το ίδιο μπορούν να κάνουν και οι ιδιοκτήτες των ακινήτων&gt;&gt;</text:span></text:p>
      <text:p text:style-name="P5"><text:span text:style-name="T62"/></text:p>
      <text:p text:style-name="P5"><text:span text:style-name="T63">β) Όσον αφορά τις ρυθμιστικές προτάσεις :</text:span></text:p>
      <text:p text:style-name="P5"><text:span text:style-name="T63">Λειτουργικές είναι οι 1, 2, 3, 4, 5, 6</text:span></text:p>
      <text:p text:style-name="P5"><text:span text:style-name="T63">Ενώ τροπικές είναι οι 5 (θα πρέπει να αναγράφονται...), 7.</text:span></text:p>
      <text:p text:style-name="P5"><text:span text:style-name="T63">Επιπλέον, η 5 σχετίζεται με ακεραιότητα, αξιοπιστία και διεπαφή χρήσης και η 7 σχετίζεται με διεπαφή χρήσης και ακρίβεια.</text:span></text:p>
      <text:p text:style-name="P6"><text:span text:style-name="T64"/></text:p>
      <text:p text:style-name="P6"><text:span text:style-name="T65">Άσκηση 2</text:span></text:p>
      <text:p text:style-name="P6"><text:span text:style-name="T66">Υποθέσεις : </text:span></text:p>
      <text:p text:style-name="P6"><text:span text:style-name="T66">-<text:s/></text:span><text:span text:style-name="T67">Αν η κατάσταση λειτουργίας είναι στην "απαγορευμένη είσοδο" τότε η μπάρα δεν περιστρέφεται σε καμία περίπτωση.</text:span></text:p>
      <text:p text:style-name="P6"><text:span text:style-name="T67">- Αν βρισκόμαστε σε κατάσταση ελεύθερης εισόδου τότε οι κάρτες θεωρούνται έγκυρες.</text:span></text:p>
      <text:p text:style-name="P6"><text:span text:style-name="T68">Ιδιότητες Πεδίου : </text:span></text:p>
      <text:p text:style-name="P6"><text:span text:style-name="T69">- Οι περιστρεφόμενες μπάρες δεν βρίσκονται σε κατάσταση απαγορευμένης εισόδου.</text:span><text:span text:style-name="T7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